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5a1d9" officeooo:paragraph-rsid="0015a1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5a1d9" officeooo:paragraph-rsid="0015a1d9"/>
    </style:style>
    <style:style style:name="P3" style:family="paragraph" style:parent-style-name="Standard">
      <style:text-properties fo:font-size="11pt" officeooo:rsid="0015a1d9" officeooo:paragraph-rsid="0015a1d9" style:font-size-asian="11pt" style:font-size-complex="11pt"/>
    </style:style>
    <style:style style:name="P4" style:family="paragraph" style:parent-style-name="Standard">
      <style:text-properties fo:font-size="12pt" officeooo:rsid="0015a1d9" officeooo:paragraph-rsid="0015a1d9" style:font-size-asian="12pt" style:font-size-complex="12pt"/>
    </style:style>
    <style:style style:name="P5" style:family="paragraph" style:parent-style-name="Standard">
      <style:text-properties fo:font-size="11pt" fo:font-weight="bold" officeooo:rsid="0015a1d9" officeooo:paragraph-rsid="0015a1d9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officeooo:paragraph-rsid="0015a1d9"/>
    </style:style>
    <style:style style:name="P7" style:family="paragraph" style:parent-style-name="Standard" style:list-style-name="L1">
      <style:text-properties officeooo:paragraph-rsid="00175333"/>
    </style:style>
    <style:style style:name="P8" style:family="paragraph" style:parent-style-name="Standard">
      <style:text-properties fo:font-size="11pt" officeooo:rsid="00175333" officeooo:paragraph-rsid="00175333" style:font-size-asian="11pt" style:font-size-complex="11pt"/>
    </style:style>
    <style:style style:name="P9" style:family="paragraph" style:parent-style-name="Standard" style:list-style-name="L2">
      <style:text-properties officeooo:paragraph-rsid="00175333"/>
    </style:style>
    <style:style style:name="P10" style:family="paragraph" style:parent-style-name="Standard" style:list-style-name="L3">
      <style:text-properties officeooo:paragraph-rsid="00186821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9pt" fo:font-weight="normal" officeooo:paragraph-rsid="00186821" fo:background-color="#ffffff" style:font-size-asian="9pt" style:font-size-complex="9pt"/>
    </style:style>
    <style:style style:name="T1" style:family="text">
      <style:text-properties fo:font-family="'Courier New'" style:font-family-generic="modern" style:font-pitch="fixed" fo:font-size="11pt" officeooo:rsid="0015a1d9" style:font-size-asian="11pt" style:font-size-complex="11pt"/>
    </style:style>
    <style:style style:name="T2" style:family="text">
      <style:text-properties fo:font-size="11pt" officeooo:rsid="0015a1d9" style:font-size-asian="11pt" style:font-size-complex="11pt"/>
    </style:style>
    <style:style style:name="T3" style:family="text">
      <style:text-properties fo:font-size="11pt" officeooo:rsid="001a4911" style:font-size-asian="11pt" style:font-size-complex="11pt"/>
    </style:style>
    <style:style style:name="T4" style:family="text">
      <style:text-properties fo:font-size="11pt" officeooo:rsid="00175333" style:font-size-asian="11pt" style:font-size-complex="11pt"/>
    </style:style>
    <style:style style:name="T5" style:family="text">
      <style:text-properties fo:font-size="11pt" officeooo:rsid="00186821" style:font-size-asian="11pt" style:font-size-complex="11pt"/>
    </style:style>
    <style:style style:name="T6" style:family="text">
      <style:text-properties fo:color="#95a5a6" loext:opacity="100%" style:font-name="Consolas" fo:font-size="9pt" fo:font-weight="normal" officeooo:rsid="00186821" fo:background-color="#ffffff" loext:char-shading-value="0" style:font-size-asian="9pt" style:font-size-complex="9pt"/>
    </style:style>
    <style:style style:name="T7" style:family="text">
      <style:text-properties fo:font-size="9pt" officeooo:rsid="00186821" style:font-size-asian="9pt" style:font-size-complex="9pt"/>
    </style:style>
    <style:style style:name="T8" style:family="text">
      <style:text-properties fo:color="#d35400" loext:opacity="100%" style:font-name="Consolas" fo:font-size="9pt" fo:font-weight="normal" fo:background-color="#ffffff" loext:char-shading-value="0" style:font-size-asian="9pt" style:font-size-complex="9pt"/>
    </style:style>
    <style:style style:name="T9" style:family="text">
      <style:text-properties fo:color="#4e5b61" loext:opacity="100%" style:font-name="Consolas" fo:font-size="9pt" fo:font-weight="normal" fo:background-color="#ffffff" loext:char-shading-value="0" style:font-size-asian="9pt" style:font-size-complex="9pt"/>
    </style:style>
    <style:style style:name="T10" style:family="text">
      <style:text-properties fo:color="#728e00" loext:opacity="100%"/>
    </style:style>
    <style:style style:name="T11" style:family="text">
      <style:text-properties fo:color="#95a5a6" loext:opacity="100%"/>
    </style:style>
    <style:style style:name="T12" style:family="text">
      <style:text-properties fo:color="#d35400" loext:opacity="100%"/>
    </style:style>
    <style:style style:name="T13" style:family="text">
      <style:text-properties fo:font-size="11pt" officeooo:rsid="001a03ba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enovum RaspiCar: Interface biard command list</text:p>
      <text:p text:style-name="P2"/>
      <text:p text:style-name="P2">SLW - November 2025</text:p>
      <text:p text:style-name="P2"/>
      <text:p text:style-name="P2">Interface description</text:p>
      <text:p text:style-name="P2"/>
      <text:p text:style-name="P3">The interface board is connected to the Raspberry Pi via USB port 0, typically /dev/ttyUSB0. Communication is established by a serial interface at (baudrate 115200, no parity bit). The communication is bidirectional. The Raspberry Pi sends a command and receives a response. All commands must be terminated by a “carriage return” symbol (code 13, \n). The script on the Raspberry Pi can use the response <text:s/>to check whether the command was processed as expected.</text:p>
      <text:p text:style-name="P3"/>
      <text:p text:style-name="P4">Command List</text:p>
      <text:p text:style-name="P3"/>
      <text:p text:style-name="P5">Motor commands:</text:p>
      <text:list text:style-name="L1">
        <text:list-item>
          <text:p text:style-name="P6"><text:span text:style-name="T1">MD &lt;dir_a&gt;, &lt;dir_b&gt;</text:span><text:span text:style-name="T2"><text:line-break/>Sets the direction for both motors. The value 1 stands for forward, and the value 0 for backwards.<text:line-break/>Example: </text:span><text:span text:style-name="T1">MD0,1</text:span></text:p>
        </text:list-item>
        <text:list-item>
          <text:p text:style-name="P6"><text:span text:style-name="T1">ME &lt;enable_a&gt;, &lt;enable_b&gt;</text:span><text:span text:style-name="T2"><text:line-break/>Enables or disables the motors. The value 1 stands for enabled, and the value 0 for disabled.<text:line-break/>Example: </text:span><text:span text:style-name="T1">ME1,0</text:span></text:p>
        </text:list-item>
        <text:list-item>
          <text:p text:style-name="P6"><text:span text:style-name="T1">MP &lt;power_a&gt;, &lt;power_b&gt;</text:span><text:span text:style-name="T2"><text:line-break/>Activates the motor power. The value 1 stands for power on, and the value 0 for power off. </text:span><text:span text:style-name="T3">This command enables the motors implicitly.</text:span><text:span text:style-name="T2"><text:line-break/>Example: </text:span><text:span text:style-name="T1">MP1,1</text:span><text:span text:style-name="T2"> </text:span></text:p>
        </text:list-item>
        <text:list-item>
          <text:p text:style-name="P7"><text:span text:style-name="T1">MR &lt;speed_a&gt;, &lt;speed_b&gt;</text:span><text:span text:style-name="T4"><text:line-break/>Sets the motor speed. The valid range is 0 to 1250. The motor must be enabled and powered on in order to start rotation.<text:line-break/>Example: </text:span><text:span text:style-name="T1">MR200,500</text:span></text:p>
        </text:list-item>
      </text:list>
      <text:p text:style-name="P8"/>
      <text:p text:style-name="P8">Display commands:</text:p>
      <text:list text:style-name="L2">
        <text:list-item>
          <text:p text:style-name="P9"><text:span text:style-name="T1">DC</text:span><text:span text:style-name="T4"><text:line-break/>Clears the display.<text:line-break/>Example: </text:span><text:span text:style-name="T1">DC</text:span></text:p>
        </text:list-item>
        <text:list-item>
          <text:p text:style-name="P9"><text:span text:style-name="T1">DT&lt;message&gt;</text:span><text:span text:style-name="T4"><text:line-break/>Prints a title line. The maximum length is 20 characters.<text:line-break/>Example: </text:span><text:span text:style-name="T1">DTVersion2.1</text:span></text:p>
        </text:list-item>
        <text:list-item>
          <text:p text:style-name="P9"><text:span text:style-name="T1">DM&lt;message&gt;</text:span><text:span text:style-name="T4"><text:line-break/>Prints a message to the display. The content of the display will be scrolled up.<text:line-break/>Example: </text:span><text:span text:style-name="T1">DMRaspPi connected</text:span></text:p>
        </text:list-item>
      </text:list>
      <text:p text:style-name="P8"/>
      <text:p text:style-name="P8">Battery commands:</text:p>
      <text:list text:style-name="L3">
        <text:list-item>
          <text:p text:style-name="P10"><text:span text:style-name="T1">BV</text:span><text:span text:style-name="T5"><text:line-break/>Get battery voltage. The system will respond with the current voltage of the power supply.</text:span></text:p>
        </text:list-item>
        <text:list-item>
          <text:p text:style-name="P10"><text:span text:style-name="T1">BS</text:span><text:span text:style-name="T5"><text:line-break/>Get battery status. The system will respond with one of the following codes:: <text:line-break/><text:tab/></text:span><text:span text:style-name="T6">'OK'</text:span><text:span text:style-name="T7"><text:tab/></text:span><text:span text:style-name="T8">STATUS_OK</text:span><text:span text:style-name="T9"> </text:span></text:p>
        </text:list-item>
      </text:list>
      <text:p text:style-name="P11"><text:span text:style-name="T10"><text:tab/><text:tab/></text:span><text:span text:style-name="T11">'BL'<text:tab/></text:span><text:span text:style-name="T12">STATUS_BAT_LOW</text:span></text:p>
      <text:p text:style-name="P11"><text:span text:style-name="T10"><text:tab/><text:tab/></text:span><text:span text:style-name="T11">'BS'<text:tab/></text:span><text:span text:style-name="T12">STATUS_BAT_SHUTDOWN</text:span></text:p>
      <text:p text:style-name="P11"><text:span text:style-name="T10"><text:tab/><text:tab/></text:span><text:span text:style-name="T11">'BE'<text:tab/></text:span><text:span text:style-name="T12">STATUS_BAT_EXTERNAL</text:span></text:p>
      <text:p text:style-name="P11"><text:span text:style-name="T10"><text:tab/><text:tab/></text:span><text:span text:style-name="T11">'SR'<text:tab/></text:span><text:span text:style-name="T12">STATUS_SHUTDOWN_REQUESTED</text:span></text:p>
      <text:p text:style-name="P11"><text:span text:style-name="T10"><text:tab/><text:tab/></text:span><text:span text:style-name="T11">'SX'<text:tab/></text:span><text:span text:style-name="T12">STATUS_SHUTDOWN_ACTIVE</text:span></text:p>
      <text:list text:continue-numbering="true" text:style-name="L3">
        <text:list-item>
          <text:p text:style-name="P10"><text:span text:style-name="T1">BX</text:span><text:span text:style-name="T5"><text:line-break/>Request </text:span><text:span text:style-name="T13">a</text:span><text:span text:style-name="T5"> system shutdown. </text:span></text:p>
        </text:list-item>
      </text:list>
      <text:p text:style-name="P8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an Laage-Witt</meta:initial-creator>
    <meta:creation-date>2025-11-30T10:22:40.840139100</meta:creation-date>
    <meta:generator>LibreOffice/25.2.7.2$Windows_X86_64 LibreOffice_project/5cbfd1ab6520636bb5f7b99185aa69bd7456825d</meta:generator>
    <dc:date>2025-11-30T15:02:39.586096800</dc:date>
    <dc:creator>Stephan Laage-Witt</dc:creator>
    <meta:editing-duration>PT12M36S</meta:editing-duration>
    <meta:editing-cycles>4</meta:editing-cycles>
    <meta:document-statistic meta:table-count="0" meta:image-count="0" meta:object-count="0" meta:page-count="2" meta:paragraph-count="23" meta:word-count="292" meta:character-count="1823" meta:non-whitespace-character-count="1548"/>
  </office:meta>
</office:document-meta>
</file>